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44mm"/>
    </style:style>
    <style:style style:name="co2" style:family="table-column">
      <style:table-column-properties fo:break-before="auto" style:column-width="8.89mm"/>
    </style:style>
    <style:style style:name="co3" style:family="table-column">
      <style:table-column-properties fo:break-before="auto" style:column-width="9.17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66.6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helf</text:p>
          </table:table-cell>
          <table:table-cell table:number-columns-repeated="2"/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double dra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 between two ridge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width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base width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distance between two wall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heigh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walls width</text:p>
          </table:table-cell>
          <table:table-cell table:formula="of:=[.B2]-2" office:value-type="float" office:value="108" calcext:value-type="float">
            <text:p>108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width for one ridge</text:p>
          </table:table-cell>
          <table:table-cell table:formula="of:=([.B3]-[.B2])/2"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distance between ridge and wall</text:p>
          </table:table-cell>
          <table:table-cell table:formula="of:=([.B2]-[.H3])/2"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height between two ridg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distance between edge of base and wall</text:p>
          </table:table-cell>
          <table:table-cell table:formula="of:=([.H2]-[.H3])/2"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height for one ri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height</text:p>
          </table:table-cell>
          <table:table-cell table:formula="of:=[.B5]+[.B6]+[.E3]" office:value-type="float" office:value="40" calcext:value-type="float">
            <text:p>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4:05:33.200000000</meta:creation-date>
    <dc:date>2017-03-19T15:34:41.859000000</dc:date>
    <meta:editing-duration>PT1H8M48S</meta:editing-duration>
    <meta:editing-cycles>1</meta:editing-cycles>
    <meta:document-statistic meta:table-count="1" meta:cell-count="38" meta:object-count="0"/>
    <meta:generator>LibreOffice/5.2.5.1$Windows_X86_64 LibreOffice_project/0312e1a284a7d50ca85a365c316c7abbf20a4d22</meta:generator>
  </office:meta>
</office:document-meta>
</file>